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lose-TEST0001">
            <text:p>close-TEST0001</text:p>
          </table:table-cell>
          <table:table-cell table:style-name="pd1" office:value-type="string" office:value="NumStock-TEST0001">
            <text:p>NumStock-TEST0001</text:p>
          </table:table-cell>
          <table:table-cell table:style-name="pd1" office:value-type="string" office:value="Invested-TEST0001">
            <text:p>Invested-TEST0001</text:p>
          </table:table-cell>
          <table:table-cell table:style-name="pd1" office:value-type="string" office:value="target-TEST0001">
            <text:p>target-TEST0001</text:p>
          </table:table-cell>
          <table:table-cell table:style-name="pd1" office:value-type="string" office:value="Value-TEST0001">
            <text:p>Value-TEST0001</text:p>
          </table:table-cell>
          <table:table-cell table:style-name="pd1" office:value-type="string" office:value="close-TEST0002">
            <text:p>close-TEST0002</text:p>
          </table:table-cell>
          <table:table-cell table:style-name="pd1" office:value-type="string" office:value="NumStock-TEST0002">
            <text:p>NumStock-TEST0002</text:p>
          </table:table-cell>
          <table:table-cell table:style-name="pd1" office:value-type="string" office:value="Invested-TEST0002">
            <text:p>Invested-TEST0002</text:p>
          </table:table-cell>
          <table:table-cell table:style-name="pd1" office:value-type="string" office:value="target-TEST0002">
            <text:p>target-TEST0002</text:p>
          </table:table-cell>
          <table:table-cell table:style-name="pd1" office:value-type="string" office:value="Value-TEST0002">
            <text:p>Value-TEST0002</text:p>
          </table:table-cell>
          <table:table-cell table:style-name="pd1" office:value-type="string" office:value="Value-total">
            <text:p>Value-total</text:p>
          </table:table-cell>
          <table:table-cell table:style-name="pd1" office:value-type="string" office:value="Invested-total">
            <text:p>Invested-total</text:p>
          </table:table-cell>
          <table:table-cell table:style-name="pd1" office:value-type="string" office:value="target-total">
            <text:p>target-total</text:p>
          </table:table-cell>
          <table:table-cell table:style-name="pd1" office:value-type="string" office:value="perc-TEST0001">
            <text:p>perc-TEST0001</text:p>
          </table:table-cell>
          <table:table-cell table:style-name="pd1" office:value-type="string" office:value="delta-TEST0001">
            <text:p>delta-TEST0001</text:p>
          </table:table-cell>
          <table:table-cell table:style-name="pd1" office:value-type="string" office:value="perc-TEST0002">
            <text:p>perc-TEST0002</text:p>
          </table:table-cell>
          <table:table-cell table:style-name="pd1" office:value-type="string" office:value="delta-TEST0002">
            <text:p>delta-TEST0002</text:p>
          </table:table-cell>
          <table:table-cell table:style-name="pd1" office:value-type="string" office:value="perc-total">
            <text:p>perc-total</text:p>
          </table:table-cell>
          <table:table-cell table:style-name="pd1" office:value-type="string" office:value="delta-total">
            <text:p>delta-total</text:p>
          </table:table-cell>
        </table:table-row>
        <table:table-row>
          <table:table-cell table:style-name="pd1" office:value-type="date" office:date-value="2021-03-01T00:00:00">
            <text:p>Mon Mar  1 00:00:00 2021</text:p>
          </table:table-cell>
          <table:table-cell office:value-type="float" office:value="100.0">
            <text:p>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">
            <text:p>0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date" office:date-value="2021-03-02T00:00:00">
            <text:p>Tue Mar  2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</table:table-row>
        <table:table-row>
          <table:table-cell table:style-name="pd1" office:value-type="date" office:date-value="2021-03-03T00:00:00">
            <text:p>Wed Mar  3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float" office:value="200.0">
            <text:p>2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04T00:00:00">
            <text:p>Thu Mar  4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float" office:value="200.0">
            <text:p>2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05T00:00:00">
            <text:p>Fri Mar  5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06T00:00:00">
            <text:p>Sat Mar  6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07T00:00:00">
            <text:p>Sun Mar  7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08T00:00:00">
            <text:p>Mon Mar  8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09T00:00:00">
            <text:p>Tue Mar  9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0T00:00:00">
            <text:p>Wed Mar 10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1T00:00:00">
            <text:p>Thu Mar 11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2T00:00:00">
            <text:p>Fri Mar 12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3T00:00:00">
            <text:p>Sat Mar 13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4T00:00:00">
            <text:p>Sun Mar 14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5T00:00:00">
            <text:p>Mon Mar 15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6T00:00:00">
            <text:p>Tue Mar 16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7T00:00:00">
            <text:p>Wed Mar 17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8T00:00:00">
            <text:p>Thu Mar 18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19T00:00:00">
            <text:p>Fri Mar 19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1-03-20T00:00:00">
            <text:p>Sat Mar 20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